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8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2" table:number-columns-repeated="7" table:default-cell-style-name="Default"/>
        <table:table-row table:style-name="ro1">
          <table:table-cell table:style-name="Default"/>
          <table:table-cell table:style-name="pd1" office:value-type="string" calcext:value-type="string">
            <text:p>1.0kib</text:p>
          </table:table-cell>
          <table:table-cell table:style-name="pd1" office:value-type="string" calcext:value-type="string">
            <text:p>10.0kib</text:p>
          </table:table-cell>
          <table:table-cell table:style-name="pd1" office:value-type="string" calcext:value-type="string">
            <text:p>100.0kib</text:p>
          </table:table-cell>
          <table:table-cell table:style-name="pd1" office:value-type="string" calcext:value-type="string">
            <text:p>500.0kib</text:p>
          </table:table-cell>
          <table:table-cell table:style-name="pd1" office:value-type="string" calcext:value-type="string">
            <text:p>1.0mib</text:p>
          </table:table-cell>
          <table:table-cell table:style-name="pd1" office:value-type="string" calcext:value-type="string">
            <text:p/>
          </table:table-cell>
          <table:table-cell table:style-name="pd1"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warp Total requests</text:p>
          </table:table-cell>
          <table:table-cell office:value-type="float" office:value="286526" calcext:value-type="float">
            <text:p>286526</text:p>
          </table:table-cell>
          <table:table-cell office:value-type="float" office:value="268317" calcext:value-type="float">
            <text:p>268317</text:p>
          </table:table-cell>
          <table:table-cell office:value-type="float" office:value="181206" calcext:value-type="float">
            <text:p>181206</text:p>
          </table:table-cell>
          <table:table-cell office:value-type="float" office:value="81323" calcext:value-type="float">
            <text:p>81323</text:p>
          </table:table-cell>
          <table:table-cell office:value-type="float" office:value="87247" calcext:value-type="float">
            <text:p>872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warp Slowest</text:p>
          </table:table-cell>
          <table:table-cell office:value-type="float" office:value="331" calcext:value-type="float">
            <text:p>331</text:p>
          </table:table-cell>
          <table:table-cell office:value-type="float" office:value="387" calcext:value-type="float">
            <text:p>387</text:p>
          </table:table-cell>
          <table:table-cell office:value-type="float" office:value="524" calcext:value-type="float">
            <text:p>524</text:p>
          </table:table-cell>
          <table:table-cell office:value-type="float" office:value="725" calcext:value-type="float">
            <text:p>725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warp 99th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warp 90th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warp 75th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warp Media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warp 25t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warp Faste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warp Throughput</text:p>
          </table:table-cell>
          <table:table-cell office:value-type="float" office:value="2388" calcext:value-type="float">
            <text:p>2388</text:p>
          </table:table-cell>
          <table:table-cell office:value-type="float" office:value="2236" calcext:value-type="float">
            <text:p>2236</text:p>
          </table:table-cell>
          <table:table-cell office:value-type="float" office:value="1511" calcext:value-type="float">
            <text:p>1511</text:p>
          </table:table-cell>
          <table:table-cell office:value-type="float" office:value="678" calcext:value-type="float">
            <text:p>67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iftop-warp Cumulative Sent</text:p>
          </table:table-cell>
          <table:table-cell office:value-type="float" office:value="166723584" calcext:value-type="float">
            <text:p>166723584</text:p>
          </table:table-cell>
          <table:table-cell office:value-type="float" office:value="162529280" calcext:value-type="float">
            <text:p>162529280</text:p>
          </table:table-cell>
          <table:table-cell office:value-type="float" office:value="132120576" calcext:value-type="float">
            <text:p>132120576</text:p>
          </table:table-cell>
          <table:table-cell office:value-type="float" office:value="95420416" calcext:value-type="float">
            <text:p>95420416</text:p>
          </table:table-cell>
          <table:table-cell office:value-type="float" office:value="118489088" calcext:value-type="float">
            <text:p>1184890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j/s</text:p>
          </table:table-cell>
        </table:table-row>
        <table:table-row table:style-name="ro1">
          <table:table-cell office:value-type="string" calcext:value-type="string">
            <text:p>iftop-warp Cumulative Received</text:p>
          </table:table-cell>
          <table:table-cell office:value-type="float" office:value="460324864" calcext:value-type="float">
            <text:p>460324864</text:p>
          </table:table-cell>
          <table:table-cell office:value-type="float" office:value="2920577761" calcext:value-type="float">
            <text:p>2920577761</text:p>
          </table:table-cell>
          <table:table-cell office:value-type="float" office:value="18683107737" calcext:value-type="float">
            <text:p>18683107737</text:p>
          </table:table-cell>
          <table:table-cell office:value-type="float" office:value="41124311859" calcext:value-type="float">
            <text:p>41124311859</text:p>
          </table:table-cell>
          <table:table-cell office:value-type="float" office:value="89872190668" calcext:value-type="float">
            <text:p>898721906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ftop-warp Cumulative Total</text:p>
          </table:table-cell>
          <table:table-cell office:value-type="float" office:value="627048448" calcext:value-type="float">
            <text:p>627048448</text:p>
          </table:table-cell>
          <table:table-cell office:value-type="float" office:value="3081639034" calcext:value-type="float">
            <text:p>3081639034</text:p>
          </table:table-cell>
          <table:table-cell office:value-type="float" office:value="18790481920" calcext:value-type="float">
            <text:p>18790481920</text:p>
          </table:table-cell>
          <table:table-cell office:value-type="float" office:value="41231686041" calcext:value-type="float">
            <text:p>41231686041</text:p>
          </table:table-cell>
          <table:table-cell office:value-type="float" office:value="89979564851" calcext:value-type="float">
            <text:p>899795648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oha Slowest</text:p>
          </table:table-cell>
          <table:table-cell office:value-type="float" office:value="633" calcext:value-type="float">
            <text:p>633</text:p>
          </table:table-cell>
          <table:table-cell office:value-type="float" office:value="953" calcext:value-type="float">
            <text:p>953</text:p>
          </table:table-cell>
          <table:table-cell office:value-type="float" office:value="906" calcext:value-type="float">
            <text:p>906</text:p>
          </table:table-cell>
          <table:table-cell office:value-type="float" office:value="1689" calcext:value-type="float">
            <text:p>1689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oha 99th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73" calcext:value-type="float">
            <text:p>173</text:p>
          </table:table-cell>
          <table:table-cell office:value-type="float" office:value="126" calcext:value-type="float">
            <text:p>126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oha 90th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oha 75th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oha 50th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oha 25t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oha Fastes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oha Requests/sec</text:p>
          </table:table-cell>
          <table:table-cell office:value-type="float" office:value="3681" calcext:value-type="float">
            <text:p>3681</text:p>
          </table:table-cell>
          <table:table-cell office:value-type="float" office:value="3299" calcext:value-type="float">
            <text:p>3299</text:p>
          </table:table-cell>
          <table:table-cell office:value-type="float" office:value="1912" calcext:value-type="float">
            <text:p>1912</text:p>
          </table:table-cell>
          <table:table-cell office:value-type="float" office:value="816" calcext:value-type="float">
            <text:p>816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eq/s</text:p>
          </table:table-cell>
        </table:table-row>
        <table:table-row table:style-name="ro1">
          <table:table-cell office:value-type="string" calcext:value-type="string">
            <text:p>oha Total data</text:p>
          </table:table-cell>
          <table:table-cell office:value-type="float" office:value="226209300" calcext:value-type="float">
            <text:p>226209300</text:p>
          </table:table-cell>
          <table:table-cell office:value-type="float" office:value="2029372047" calcext:value-type="float">
            <text:p>2029372047</text:p>
          </table:table-cell>
          <table:table-cell office:value-type="float" office:value="11757472972" calcext:value-type="float">
            <text:p>11757472972</text:p>
          </table:table-cell>
          <table:table-cell office:value-type="float" office:value="25082609008" calcext:value-type="float">
            <text:p>25082609008</text:p>
          </table:table-cell>
          <table:table-cell office:value-type="float" office:value="52269751992" calcext:value-type="float">
            <text:p>522697519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oha Total requests</text:p>
          </table:table-cell>
          <table:table-cell office:value-type="float" office:value="220905" calcext:value-type="float">
            <text:p>220905</text:p>
          </table:table-cell>
          <table:table-cell office:value-type="float" office:value="197944" calcext:value-type="float">
            <text:p>197944</text:p>
          </table:table-cell>
          <table:table-cell office:value-type="float" office:value="114775" calcext:value-type="float">
            <text:p>114775</text:p>
          </table:table-cell>
          <table:table-cell office:value-type="float" office:value="48980" calcext:value-type="float">
            <text:p>48980</text:p>
          </table:table-cell>
          <table:table-cell office:value-type="float" office:value="49850" calcext:value-type="float">
            <text:p>498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ftop-oha Cumulative Sent</text:p>
          </table:table-cell>
          <table:table-cell office:value-type="float" office:value="39936" calcext:value-type="float">
            <text:p>39936</text:p>
          </table:table-cell>
          <table:table-cell office:value-type="float" office:value="47616" calcext:value-type="float">
            <text:p>47616</text:p>
          </table:table-cell>
          <table:table-cell office:value-type="float" office:value="92262" calcext:value-type="float">
            <text:p>92262</text:p>
          </table:table-cell>
          <table:table-cell office:value-type="float" office:value="27682406" calcext:value-type="float">
            <text:p>27682406</text:p>
          </table:table-cell>
          <table:table-cell office:value-type="float" office:value="39321600" calcext:value-type="float">
            <text:p>393216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ftop-oha Cumulative Received</text:p>
          </table:table-cell>
          <table:table-cell office:value-type="float" office:value="84787" calcext:value-type="float">
            <text:p>84787</text:p>
          </table:table-cell>
          <table:table-cell office:value-type="float" office:value="553984" calcext:value-type="float">
            <text:p>553984</text:p>
          </table:table-cell>
          <table:table-cell office:value-type="float" office:value="5211422" calcext:value-type="float">
            <text:p>5211422</text:p>
          </table:table-cell>
          <table:table-cell office:value-type="float" office:value="16213501542" calcext:value-type="float">
            <text:p>16213501542</text:p>
          </table:table-cell>
          <table:table-cell office:value-type="float" office:value="19756849561" calcext:value-type="float">
            <text:p>197568495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ftop-oha Cumulative Total</text:p>
          </table:table-cell>
          <table:table-cell office:value-type="float" office:value="396361728" calcext:value-type="float">
            <text:p>396361728</text:p>
          </table:table-cell>
          <table:table-cell office:value-type="float" office:value="2115271393" calcext:value-type="float">
            <text:p>2115271393</text:p>
          </table:table-cell>
          <table:table-cell office:value-type="float" office:value="11381663334" calcext:value-type="float">
            <text:p>11381663334</text:p>
          </table:table-cell>
          <table:table-cell office:value-type="float" office:value="23944442675" calcext:value-type="float">
            <text:p>23944442675</text:p>
          </table:table-cell>
          <table:table-cell office:value-type="float" office:value="50143743180" calcext:value-type="float">
            <text:p>5014374318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calc warp Avg B/Req</text:p>
          </table:table-cell>
          <table:table-cell office:value-type="float" office:value="2188" calcext:value-type="float">
            <text:p>2188</text:p>
          </table:table-cell>
          <table:table-cell office:value-type="float" office:value="11485" calcext:value-type="float">
            <text:p>11485</text:p>
          </table:table-cell>
          <table:table-cell office:value-type="float" office:value="103696" calcext:value-type="float">
            <text:p>103696</text:p>
          </table:table-cell>
          <table:table-cell office:value-type="float" office:value="507011" calcext:value-type="float">
            <text:p>507011</text:p>
          </table:table-cell>
          <table:table-cell office:value-type="float" office:value="1031319" calcext:value-type="float">
            <text:p>10313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alc oha Avg B/Req</text:p>
          </table:table-cell>
          <table:table-cell office:value-type="float" office:value="1794" calcext:value-type="float">
            <text:p>1794</text:p>
          </table:table-cell>
          <table:table-cell office:value-type="float" office:value="10686" calcext:value-type="float">
            <text:p>10686</text:p>
          </table:table-cell>
          <table:table-cell office:value-type="float" office:value="99165" calcext:value-type="float">
            <text:p>99165</text:p>
          </table:table-cell>
          <table:table-cell office:value-type="float" office:value="488861" calcext:value-type="float">
            <text:p>488861</text:p>
          </table:table-cell>
          <table:table-cell office:value-type="float" office:value="1005892" calcext:value-type="float">
            <text:p>10058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07-23T22:34:41.718531969</dc:date>
    <meta:editing-duration>PT5H53S</meta:editing-duration>
    <meta:editing-cycles>1</meta:editing-cycles>
    <meta:document-statistic meta:table-count="1" meta:cell-count="223" meta:object-count="0"/>
  </office:meta>
</office:document-meta>
</file>